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e1dae" officeooo:paragraph-rsid="001e1dae" style:font-size-asian="14pt" style:font-size-complex="14pt"/>
    </style:style>
    <style:style style:name="P2" style:family="paragraph" style:parent-style-name="Standard">
      <style:paragraph-properties fo:text-align="justify" style:justify-single-word="false"/>
      <style:text-properties fo:font-size="14pt" officeooo:rsid="0021a2ab" officeooo:paragraph-rsid="001e1dae" style:font-size-asian="14pt" style:font-size-complex="14pt"/>
    </style:style>
    <style:style style:name="P3" style:family="paragraph" style:parent-style-name="Standard">
      <style:paragraph-properties fo:text-align="justify" style:justify-single-word="false"/>
      <style:text-properties fo:font-size="14pt" officeooo:rsid="0021a2ab" officeooo:paragraph-rsid="0021a2ab" style:font-size-asian="14pt" style:font-size-complex="14pt"/>
    </style:style>
    <style:style style:name="P4" style:family="paragraph" style:parent-style-name="Standard">
      <style:paragraph-properties fo:text-align="justify" style:justify-single-word="false"/>
      <style:text-properties fo:font-size="14pt" officeooo:rsid="00234c06" officeooo:paragraph-rsid="00234c06" style:font-size-asian="14pt" style:font-size-complex="14pt"/>
    </style:style>
    <style:style style:name="P5" style:family="paragraph" style:parent-style-name="Standard">
      <style:paragraph-properties fo:text-align="justify" style:justify-single-word="false"/>
      <style:text-properties fo:font-size="14pt" officeooo:rsid="00250aec" officeooo:paragraph-rsid="00250aec" style:font-size-asian="14pt" style:font-size-complex="14pt"/>
    </style:style>
    <style:style style:name="P6" style:family="paragraph" style:parent-style-name="Standard">
      <style:paragraph-properties fo:text-align="justify" style:justify-single-word="false"/>
      <style:text-properties fo:font-size="14pt" officeooo:rsid="00273cae" officeooo:paragraph-rsid="00273cae" style:font-size-asian="14pt" style:font-size-complex="14pt"/>
    </style:style>
    <style:style style:name="P7" style:family="paragraph" style:parent-style-name="Standard">
      <style:paragraph-properties fo:text-align="justify" style:justify-single-word="false"/>
      <style:text-properties fo:font-size="14pt" officeooo:rsid="002a6a47" officeooo:paragraph-rsid="002a6a47" style:font-size-asian="14pt" style:font-size-complex="14pt"/>
    </style:style>
    <style:style style:name="P8" style:family="paragraph" style:parent-style-name="Standard">
      <style:paragraph-properties fo:text-align="justify" style:justify-single-word="false"/>
      <style:text-properties fo:font-size="14pt" officeooo:rsid="002e0555" officeooo:paragraph-rsid="002a6a47" style:font-size-asian="14pt" style:font-size-complex="14pt"/>
    </style:style>
    <style:style style:name="P9" style:family="paragraph" style:parent-style-name="Standard">
      <style:paragraph-properties fo:text-align="justify" style:justify-single-word="false"/>
      <style:text-properties fo:font-size="14pt" officeooo:rsid="002e89a7" officeooo:paragraph-rsid="002e89a7" style:font-size-asian="14pt" style:font-size-complex="14pt"/>
    </style:style>
    <style:style style:name="P10" style:family="paragraph" style:parent-style-name="Standard">
      <style:paragraph-properties fo:text-align="justify" style:justify-single-word="false"/>
      <style:text-properties fo:font-size="14pt" officeooo:rsid="0030066e" officeooo:paragraph-rsid="0030066e" style:font-size-asian="14pt" style:font-size-complex="14pt"/>
    </style:style>
    <style:style style:name="P11" style:family="paragraph" style:parent-style-name="Standard">
      <style:paragraph-properties fo:text-align="justify" style:justify-single-word="false"/>
      <style:text-properties fo:font-size="14pt" officeooo:rsid="0031efe3" officeooo:paragraph-rsid="0021a2ab" style:font-size-asian="14pt" style:font-size-complex="14pt"/>
    </style:style>
    <style:style style:name="P12" style:family="paragraph" style:parent-style-name="Standard">
      <style:paragraph-properties fo:text-align="justify" style:justify-single-word="false"/>
      <style:text-properties fo:font-size="14pt" officeooo:rsid="0032e601" officeooo:paragraph-rsid="0032e601" style:font-size-asian="14pt" style:font-size-complex="14pt"/>
    </style:style>
    <style:style style:name="P13" style:family="paragraph" style:parent-style-name="Standard">
      <style:paragraph-properties fo:text-align="justify" style:justify-single-word="false"/>
      <style:text-properties fo:font-size="14pt" officeooo:rsid="0033192b" officeooo:paragraph-rsid="0033192b" style:font-size-asian="14pt" style:font-size-complex="14pt"/>
    </style:style>
    <style:style style:name="P14" style:family="paragraph" style:parent-style-name="Standard">
      <style:paragraph-properties fo:text-align="justify" style:justify-single-word="false"/>
      <style:text-properties fo:font-size="14pt" fo:font-weight="bold" officeooo:rsid="0021a2ab" officeooo:paragraph-rsid="0021a2a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234c06" officeooo:paragraph-rsid="00234c06"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5pt" fo:font-weight="bold" officeooo:rsid="00234c06" officeooo:paragraph-rsid="00234c06" style:font-size-asian="15pt" style:font-weight-asian="bold" style:font-size-complex="15pt" style:font-weight-complex="bold"/>
    </style:style>
    <style:style style:name="P17" style:family="paragraph" style:parent-style-name="Standard">
      <style:paragraph-properties fo:text-align="center" style:justify-single-word="false"/>
      <style:text-properties fo:font-size="18pt" fo:font-weight="bold" officeooo:rsid="001e1dae" officeooo:paragraph-rsid="001e1dae" style:font-size-asian="18pt" style:font-weight-asian="bold" style:font-size-complex="18pt" style:font-weight-complex="bold"/>
    </style:style>
    <style:style style:name="T1" style:family="text">
      <style:text-properties officeooo:rsid="00274f55"/>
    </style:style>
    <style:style style:name="T2" style:family="text">
      <style:text-properties officeooo:rsid="002b8ef4"/>
    </style:style>
    <style:style style:name="T3" style:family="text">
      <style:text-properties officeooo:rsid="002bdae6"/>
    </style:style>
    <style:style style:name="T4" style:family="text">
      <style:text-properties officeooo:rsid="002e0555"/>
    </style:style>
    <style:style style:name="T5" style:family="text">
      <style:text-properties officeooo:rsid="0032bdfe"/>
    </style:style>
    <style:style style:name="T6" style:family="text">
      <style:text-properties officeooo:rsid="00342c3e"/>
    </style:style>
    <style:style style:name="T7" style:family="text">
      <style:text-properties officeooo:rsid="0039b2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se Study on Session Attacks and Prevention</text:p>
      <text:p text:style-name="P1"/>
      <text:p text:style-name="P6"><text:tab/>Session hijacking is also known as TCP session hijacking. <text:span text:style-name="T1">TCP session hijacking is a technique that involves intercepting a TCP session initiated between two machines in order to hijack it. Session hijacking includes exploitation of the web session control mechanism, managed for a session token. It is done by obtaining the session id and masquerading as the authorized user. It compromises the session token by stealing or predicting a valid session token to gain unauthorized access to the Web server. </text:span></text:p>
      <text:p text:style-name="P6"/>
      <text:p text:style-name="P7"><text:tab/>Session token is composed of a string of variable width. It is used in URL, header of the http <text:span text:style-name="T2">requisition as a cookie, part of the header of the http requisition or in the body of the http requisition.</text:span></text:p>
      <text:p text:style-name="P8"/>
      <text:p text:style-name="P10"><text:tab/>Session attacking can be categorized into three, these are Man in the Middle (MITM), blind hijacking and session theft attack. <text:span text:style-name="T4">Man in the middle is when the attacker intercepts all communication between two hosts. <text:s/>Blind hijack is when the attacker injects data such as malicious commands into intercepted communications between two hosts command. Session theft attack, attacker neither intercepts nor injects data into existing communications between two hosts.</text:span></text:p>
      <text:p text:style-name="P7"/>
      <text:p text:style-name="P7"><text:tab/><text:span text:style-name="T3">Intrusion can be done by session hijacking can be detectable or undetectable depending on the user’s technical knowledge and nature of attack.</text:span></text:p>
      <text:p text:style-name="P1"/>
      <text:p text:style-name="P2"/>
      <text:p text:style-name="P3"/>
      <text:p text:style-name="P16">Protection and Prevention</text:p>
      <text:p text:style-name="P16"/>
      <text:p text:style-name="P15"><text:tab/>Session hijacking can be detected on the server’s side.</text:p>
      <text:p text:style-name="P11"><text:tab/>One way to prevent session hijacking is to enable the protection from the client’s side. <text:s/><text:span text:style-name="T5">The users should have efficient antivirus, anti-malware and should keep the software up to date. </text:span></text:p>
      <text:p text:style-name="P11"/>
      <text:p text:style-name="P12"><text:tab/>Session Binding Proxy, a method that combines SSL/ TLS session-aware authentication with the reverse proxy. <text:span text:style-name="T7">It provides session based semantics if the underlying channel binding is session based.</text:span></text:p>
      <text:p text:style-name="P12"/>
      <text:p text:style-name="P13"><text:tab/>Session Management <text:span text:style-name="T6">defines the exchange mechanism that will be used between the user and the web application to share and continuously exchange session ID. Multiple mechanisms are available in HTTP to maintain session state within web applications such as cookies, URL parameters, URL arguments on GET requests and POST requests. </text:span></text:p>
      <text:p text:style-name="P13"><text:soft-page-break/></text:p>
      <text:p text:style-name="P5"/>
      <text:p text:style-name="P14">References: </text:p>
      <text:p text:style-name="P3"/>
      <text:p text:style-name="P3"><text:a xlink:type="simple" xlink:href="http://searchsoftwarequality.techtarget.com/definition/session-hijacking" text:style-name="Internet_20_link" text:visited-style-name="Visited_20_Internet_20_Link">http://searchsoftwarequality.techtarget.com/definition/session-hijacking</text:a> </text:p>
      <text:p text:style-name="P13"><text:a xlink:type="simple" xlink:href="http://www.cs.ru.nl/~rverdult/Prevent_Session_Hijacking_by_Binding_the_Session_to_the_Cryptographic_Network_Credentials-NORDSEC_2013.pdf" text:style-name="Internet_20_link" text:visited-style-name="Visited_20_Internet_20_Link">http://www.cs.ru.nl/~rverdult/Prevent_Session_Hijacking_by_Binding_the_Session_to_the_Cryptographic_Network_Credentials-NORDSEC_2013.pdf</text:a> </text:p>
      <text:p text:style-name="P9"><text:a xlink:type="simple" xlink:href="https://technet.microsoft.com/en-us/library/2005.01.sessionhijacking.aspx" text:style-name="Internet_20_link" text:visited-style-name="Visited_20_Internet_20_Link">https://technet.microsoft.com/en-us/library/2005.01.sessionhijacking.aspx</text:a> </text:p>
      <text:p text:style-name="P4"><text:a xlink:type="simple" xlink:href="https://techzone.ergon.ch/client-security" text:style-name="Internet_20_link" text:visited-style-name="Visited_20_Internet_20_Link">https://techzone.ergon.ch/client-security</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22:41:53.781946604</meta:creation-date>
    <dc:date>2016-11-14T23:57:45.309251598</dc:date>
    <meta:editing-duration>PT1H15M36S</meta:editing-duration>
    <meta:editing-cycles>33</meta:editing-cycles>
    <meta:generator>LibreOffice/5.1.4.2$Linux_X86_64 LibreOffice_project/10m0$Build-2</meta:generator>
    <meta:document-statistic meta:table-count="0" meta:image-count="0" meta:object-count="0" meta:page-count="2" meta:paragraph-count="15" meta:word-count="341" meta:character-count="2493" meta:non-whitespace-character-count="2149"/>
  </office:meta>
</office:document-meta>
</file>